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7cm" draw:z-index="0"><draw:image xlink:href="../images/0174.png" xlink:type="simple" xlink:show="embed" xlink:actuate="onLoad"/></draw:frame></text:p>
          </table:table-cell>
          <table:table-cell table:style-name="Table1.B1" office:value-type="string">
            <text:h text:style-name="P3" text:outline-level="1">Целая част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71cm" svg:height="1.769cm" draw:z-index="1"><draw:image xlink:href="../images/0174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операцию выделения целой части входного сигнала.</text:p>
            <text:p text:style-name="P5">Под целой частью понимается ближайшее целое число в меньшую сторону (по абсолютной величине). То есть целая часть положительного числа – меньше или равна числу, а целая часть отрицательного числа – больше или равна числу <text:span text:style-name="T1">(</text:span>см. рисунок):</text:p>
            <text:p text:style-name="P6"><draw:frame draw:style-name="fr2" draw:name="Графический объект3" text:anchor-type="as-char" svg:width="10.583cm" svg:height="10.583cm" draw:z-index="2"><draw:image xlink:href="../images/0174_sample.PNG" xlink:type="simple" xlink:show="embed" xlink:actuate="onLoad"/></draw:frame></text:p>
            <text:p text:style-name="P7">Алгоритм вычисления целой части числа:</text:p>
            <text:p text:style-name="P7"><draw:frame draw:style-name="fr3" draw:name="Объект1" text:anchor-type="as-char" svg:width="11.723cm" svg:height="1.401cm" draw:z-index="3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8">где<draw:frame draw:style-name="fr3" draw:name="Object2" text:anchor-type="as-char" svg:width="1.087cm" svg:height="0.564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– выходной сигнал,<draw:frame draw:style-name="fr3" draw:name="Object11" text:anchor-type="as-char" svg:width="1.055cm" svg:height="0.564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– <text:span text:style-name="T4">входной сигнал блока,</text:span><draw:frame draw:style-name="fr3" draw:name="Object1" text:anchor-type="as-char" svg:width="0.55cm" svg:height="0.549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– <text:span text:style-name="T4">множество целых чисел.</text:span></text:p>
            <text:p text:style-name="P5">В случае <text:span text:style-name="T3">векторного</text:span> входного сигнала, блок реализует операцию выделения целой части каждого из элементов входной <text:span text:style-name="T3">векторной</text:span> величины.</text:p>
            <text:p text:style-name="P4"><text:soft-page-break/><text:span text:style-name="T5">Свойства</text:span>: для работы блока не требуется задавать свойства.</text:p>
            <text:p text:style-name="P4"><text:span text:style-name="T2">Примечание</text:span>: р<text:span text:style-name="T4">азмерность выходного сигнала всегда равна размерности входного сигнала.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Целая часть</dc:title>
    <dc:date>2016-04-07T14:44:43.58</dc:date>
    <meta:generator>OpenOffice/4.1.1$Win32 OpenOffice.org_project/411m6$Build-9775</meta:generator>
    <meta:editing-duration>PT3H51M33S</meta:editing-duration>
    <meta:editing-cycles>82</meta:editing-cycles>
    <meta:document-statistic meta:table-count="1" meta:image-count="3" meta:object-count="4" meta:page-count="2" meta:paragraph-count="15" meta:word-count="107" meta:character-count="735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text>int</mtext>
                    <mfenced open="[" close="]">
                      <mrow>
                        <mi>u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row>
                      <mi/>
                      <mo stretchy="false">=</mo>
                      <mi/>
                    </mrow>
                    <mi mathvariant="italic">max</mi>
                    <mfenced open="(" close=")">
                      <mrow>
                        <mrow>
                          <mrow>
                            <mi>n</mi>
                            <mo stretchy="false">∈</mo>
                            <mi>Z</mi>
                          </mrow>
                        </mrow>
                        <mrow>
                          <mi/>
                          <mo stretchy="false">∣</mo>
                          <mi/>
                        </mrow>
                        <mrow>
                          <mrow>
                            <mi>n</mi>
                            <mo stretchy="false">≤</mo>
                            <mi>u</mi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fenced>
                    <mi>,</mi>
                    <mi/>
                    <mi mathvariant="italic">пр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n>0</mn>
                    </mrow>
                  </mrow>
                </mtd>
              </mtr>
              <mtr>
                <mtd>
                  <mrow>
                    <mtext>int</mtext>
                    <mfenced open="[" close="]">
                      <mrow>
                        <mi>u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row>
                      <mi/>
                      <mo stretchy="false">=</mo>
                      <mi/>
                    </mrow>
                    <mi mathvariant="italic">min</mi>
                    <mfenced open="(" close=")">
                      <mrow>
                        <mrow>
                          <mrow>
                            <mi>n</mi>
                            <mo stretchy="false">∈</mo>
                            <mi>Z</mi>
                          </mrow>
                        </mrow>
                        <mrow>
                          <mi/>
                          <mo stretchy="false">∣</mo>
                          <mi/>
                        </mrow>
                        <mrow>
                          <mrow>
                            <mi>n</mi>
                            <mo stretchy="false">≥</mo>
                            <mi>u</mi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fenced>
                    <mi>,</mi>
                    <mi/>
                    <mi mathvariant="italic">пр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</mn>
                    </mrow>
                  </mrow>
                </mtd>
              </mtr>
            </mtable>
          </mrow>
        </mrow>
      </mrow>
    </mrow>
    <annotation encoding="StarMath 5.0">y(t) = left lbrace stack{

"int" left [ u(t) right ] ~=~ max left ( {n in Z} ~divides~ {n &lt;= u(t)} right )  , ~ при ~u(t) &gt;=0 #

"int" left [ u(t) right ] ~=~ min left ( {n in Z} ~divides~ {n &gt;= u(t)} right )  , ~ при ~u(t) &lt;0 }
right none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i>Z</mi>
    </mrow>
    <annotation encoding="StarMath 5.0">Z</annotation>
  </semantics>
</math>
</file>